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59405" officeooo:paragraph-rsid="00259405" style:font-weight-asian="bold" style:font-weight-complex="bold"/>
    </style:style>
    <style:style style:name="P2" style:family="paragraph" style:parent-style-name="Standard">
      <style:text-properties fo:language="zxx" fo:country="none" officeooo:rsid="001f4812" officeooo:paragraph-rsid="001f4812" style:language-asian="zxx" style:country-asian="none" style:language-complex="zxx" style:country-complex="none"/>
    </style:style>
    <style:style style:name="P3" style:family="paragraph" style:parent-style-name="Standard">
      <style:paragraph-properties fo:text-align="end" style:justify-single-word="false"/>
      <style:text-properties fo:language="zxx" fo:country="none" officeooo:rsid="001f4812" officeooo:paragraph-rsid="001f481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fo:font-weight="bold" officeooo:rsid="00227c65" officeooo:paragraph-rsid="00227c65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3bdf25" officeooo:paragraph-rsid="003f9183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bold" officeooo:rsid="003bdf25" officeooo:paragraph-rsid="00455b31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fo:font-weight="bold" officeooo:rsid="003f9183" officeooo:paragraph-rsid="003f9183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zxx" fo:country="none" fo:font-weight="bold" officeooo:rsid="00498158" officeooo:paragraph-rsid="00498158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fo:language="zxx" fo:country="none" fo:font-style="normal" fo:font-weight="normal" officeooo:rsid="00318f77" officeooo:paragraph-rsid="00318f7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" style:family="paragraph" style:parent-style-name="Standard">
      <style:text-properties fo:language="zxx" fo:country="none" fo:font-style="normal" fo:font-weight="normal" officeooo:rsid="0037f218" officeooo:paragraph-rsid="0037f21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1" style:family="paragraph" style:parent-style-name="Standard">
      <style:text-properties fo:language="zxx" fo:country="none" fo:font-style="normal" fo:font-weight="normal" officeooo:rsid="003479f9" officeooo:paragraph-rsid="00318f7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2" style:family="paragraph" style:parent-style-name="Standard">
      <style:text-properties fo:language="zxx" fo:country="none" fo:font-style="normal" fo:font-weight="normal" officeooo:rsid="0041cc76" officeooo:paragraph-rsid="0041cc2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3" style:family="paragraph" style:parent-style-name="Standard">
      <style:text-properties fo:language="zxx" fo:country="none" fo:font-style="normal" fo:font-weight="normal" officeooo:rsid="0049b87a" officeooo:paragraph-rsid="0049b87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4" style:family="paragraph" style:parent-style-name="Standard">
      <style:text-properties fo:language="zxx" fo:country="none" fo:font-style="normal" fo:font-weight="normal" officeooo:rsid="004e4b32" officeooo:paragraph-rsid="004e4b3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" style:family="paragraph" style:parent-style-name="Standard">
      <style:text-properties fo:language="zxx" fo:country="none" fo:font-style="normal" fo:font-weight="normal" officeooo:rsid="005b5f8b" officeooo:paragraph-rsid="005b5f8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6" style:family="paragraph" style:parent-style-name="Standard">
      <style:text-properties fo:language="zxx" fo:country="none" fo:font-weight="normal" officeooo:rsid="0049b87a" officeooo:paragraph-rsid="0049b87a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zxx" fo:country="none" fo:font-weight="normal" officeooo:rsid="00455b31" officeooo:paragraph-rsid="00455b31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text-properties fo:language="zxx" fo:country="none" fo:font-weight="normal" officeooo:rsid="004dd56d" officeooo:paragraph-rsid="004dd56d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text-properties fo:language="zxx" fo:country="none" fo:font-weight="normal" officeooo:rsid="005b5f8b" officeooo:paragraph-rsid="005b5f8b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fo:language="zxx" fo:country="none" fo:font-style="italic" fo:font-weight="normal" officeooo:rsid="00553a58" officeooo:paragraph-rsid="00553a5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1" style:family="paragraph" style:parent-style-name="Standard">
      <style:text-properties officeooo:paragraph-rsid="00227c65"/>
    </style:style>
    <style:style style:name="P22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f4812" officeooo:paragraph-rsid="001f481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>
      <style:text-properties officeooo:paragraph-rsid="002b2274"/>
    </style:style>
    <style:style style:name="P24" style:family="paragraph" style:parent-style-name="Standard">
      <style:text-properties officeooo:rsid="002f5451" officeooo:paragraph-rsid="00318f77"/>
    </style:style>
    <style:style style:name="P25" style:family="paragraph" style:parent-style-name="Standard">
      <style:text-properties officeooo:rsid="0035d452" officeooo:paragraph-rsid="0035d452"/>
    </style:style>
    <style:style style:name="P26" style:family="paragraph" style:parent-style-name="Standard">
      <style:text-properties officeooo:rsid="0037f218" officeooo:paragraph-rsid="0037f218"/>
    </style:style>
    <style:style style:name="P27" style:family="paragraph" style:parent-style-name="Standard">
      <style:text-properties officeooo:rsid="003b12e2" officeooo:paragraph-rsid="003b12e2"/>
    </style:style>
    <style:style style:name="P28" style:family="paragraph" style:parent-style-name="Standard">
      <style:text-properties officeooo:rsid="00318f77" officeooo:paragraph-rsid="00318f77"/>
    </style:style>
    <style:style style:name="P29" style:family="paragraph" style:parent-style-name="Standard">
      <style:text-properties officeooo:rsid="0041cc26" officeooo:paragraph-rsid="0041cc26"/>
    </style:style>
    <style:style style:name="P30" style:family="paragraph" style:parent-style-name="Standard">
      <style:text-properties officeooo:rsid="0049333b" officeooo:paragraph-rsid="0049333b"/>
    </style:style>
    <style:style style:name="P31" style:family="paragraph" style:parent-style-name="Standard" style:list-style-name="L1">
      <style:text-properties fo:language="zxx" fo:country="none" fo:font-weight="normal" officeooo:rsid="00227c65" officeooo:paragraph-rsid="00227c65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 style:list-style-name="L1">
      <style:text-properties fo:language="zxx" fo:country="none" fo:font-weight="normal" officeooo:rsid="0040188f" officeooo:paragraph-rsid="0040188f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 style:list-style-name="L1">
      <style:text-properties fo:language="zxx" fo:country="none" fo:font-weight="normal" officeooo:rsid="003f7c13" officeooo:paragraph-rsid="003f7c13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 style:list-style-name="L1">
      <style:text-properties fo:language="zxx" fo:country="none" fo:font-weight="normal" officeooo:rsid="00431600" officeooo:paragraph-rsid="00431600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 style:list-style-name="L1">
      <style:text-properties fo:language="zxx" fo:country="none" fo:font-weight="normal" officeooo:rsid="003b12e2" officeooo:paragraph-rsid="003b12e2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 style:list-style-name="L1">
      <style:text-properties fo:language="zxx" fo:country="none" fo:font-weight="normal" officeooo:rsid="00498158" officeooo:paragraph-rsid="00498158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 style:list-style-name="L2">
      <style:text-properties fo:language="zxx" fo:country="none" fo:font-style="italic" fo:font-weight="normal" officeooo:rsid="0049b87a" officeooo:paragraph-rsid="0049b87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8" style:family="paragraph" style:parent-style-name="Standard" style:list-style-name="L3">
      <style:text-properties fo:language="zxx" fo:country="none" fo:font-style="italic" fo:font-weight="normal" officeooo:rsid="0051f539" officeooo:paragraph-rsid="0051f53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9" style:family="paragraph" style:parent-style-name="Standard" style:list-style-name="L4">
      <style:text-properties fo:language="zxx" fo:country="none" fo:font-style="italic" fo:font-weight="normal" officeooo:rsid="005b5f8b" officeooo:paragraph-rsid="005b5f8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0" style:family="paragraph" style:parent-style-name="Standard" style:list-style-name="L8">
      <style:text-properties fo:language="zxx" fo:country="none" fo:font-style="italic" fo:font-weight="normal" officeooo:rsid="0060e606" officeooo:paragraph-rsid="0060e60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1" style:family="paragraph" style:parent-style-name="Standard">
      <style:text-properties fo:language="zxx" fo:country="none" fo:font-style="italic" fo:font-weight="normal" officeooo:rsid="0060e606" officeooo:paragraph-rsid="0060e60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2" style:family="paragraph" style:parent-style-name="Standard">
      <style:text-properties fo:language="zxx" fo:country="none" fo:font-style="normal" fo:font-weight="normal" officeooo:rsid="005818bc" officeooo:paragraph-rsid="00553a5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3" style:family="paragraph" style:parent-style-name="Standard" style:list-style-name="L5">
      <style:text-properties fo:language="zxx" fo:country="none" fo:font-style="normal" fo:font-weight="normal" officeooo:rsid="002748a8" officeooo:paragraph-rsid="002748a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4" style:family="paragraph" style:parent-style-name="Standard">
      <style:text-properties fo:language="zxx" fo:country="none" fo:font-style="normal" fo:font-weight="normal" officeooo:rsid="005fdb63" officeooo:paragraph-rsid="005fdb6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5" style:family="paragraph" style:parent-style-name="Standard">
      <style:text-properties fo:language="zxx" fo:country="none" fo:font-style="normal" fo:font-weight="normal" officeooo:rsid="00625114" officeooo:paragraph-rsid="0062511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6" style:family="paragraph" style:parent-style-name="Standard" style:list-style-name="L9">
      <style:text-properties fo:language="zxx" fo:country="none" fo:font-style="normal" fo:font-weight="normal" officeooo:rsid="00625114" officeooo:paragraph-rsid="0062511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7" style:family="paragraph" style:parent-style-name="Standard" style:list-style-name="L9">
      <style:text-properties fo:language="zxx" fo:country="none" fo:font-style="normal" fo:font-weight="normal" officeooo:rsid="006427cb" officeooo:paragraph-rsid="006427c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8" style:family="paragraph" style:parent-style-name="Standard">
      <style:text-properties fo:language="zxx" fo:country="none" fo:font-weight="bold" officeooo:rsid="003f9183" officeooo:paragraph-rsid="003f9183" style:language-asian="zxx" style:country-asian="none" style:font-weight-asian="bold" style:language-complex="zxx" style:country-complex="none" style:font-weight-complex="bold"/>
    </style:style>
    <style:style style:name="P49" style:family="paragraph" style:parent-style-name="Standard" style:list-style-name="L5">
      <style:text-properties fo:font-weight="normal" officeooo:rsid="00259405" officeooo:paragraph-rsid="00259405" style:font-weight-asian="normal" style:font-weight-complex="normal"/>
    </style:style>
    <style:style style:name="P50" style:family="paragraph" style:parent-style-name="Standard" style:list-style-name="L7">
      <style:text-properties officeooo:paragraph-rsid="005b5f8b"/>
    </style:style>
    <style:style style:name="P51" style:family="paragraph" style:parent-style-name="Standard" style:list-style-name="L7">
      <style:text-properties officeooo:rsid="005d40ed" officeooo:paragraph-rsid="005d40ed"/>
    </style:style>
    <style:style style:name="P52" style:family="paragraph" style:parent-style-name="Standard" style:list-style-name="L9">
      <style:text-properties officeooo:paragraph-rsid="0066c51d"/>
    </style:style>
    <style:style style:name="P53" style:family="paragraph" style:parent-style-name="Standard">
      <style:text-properties officeooo:rsid="0066c51d" officeooo:paragraph-rsid="0066c51d"/>
    </style:style>
    <style:style style:name="P54" style:family="paragraph" style:parent-style-name="Standard" style:list-style-name="L9">
      <style:text-properties officeooo:rsid="0066c51d" officeooo:paragraph-rsid="0066c51d"/>
    </style:style>
    <style:style style:name="T1" style:family="text">
      <style:text-properties fo:language="zxx" fo:country="none" fo:font-weight="normal" officeooo:rsid="00227c65" style:language-asian="zxx" style:country-asian="none" style:font-weight-asian="normal" style:language-complex="zxx" style:country-complex="none" style:font-weight-complex="normal"/>
    </style:style>
    <style:style style:name="T2" style:family="text">
      <style:text-properties fo:language="zxx" fo:country="none" fo:font-weight="normal" officeooo:rsid="0024265e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language="zxx" fo:country="none" fo:font-weight="normal" officeooo:rsid="00244572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language="zxx" fo:country="none" fo:font-weight="normal" officeooo:rsid="0028d522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language="zxx" fo:country="none" fo:font-weight="normal" officeooo:rsid="002a1e34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fo:language="zxx" fo:country="none" officeooo:rsid="00227c65" style:language-asian="zxx" style:country-asian="none" style:language-complex="zxx" style:country-complex="none"/>
    </style:style>
    <style:style style:name="T8" style:family="text">
      <style:text-properties fo:language="zxx" fo:country="none" officeooo:rsid="00384bc8" style:language-asian="zxx" style:country-asian="none" style:language-complex="zxx" style:country-complex="none"/>
    </style:style>
    <style:style style:name="T9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0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1" style:family="text">
      <style:text-properties fo:language="zxx" fo:country="none" fo:font-style="italic" fo:font-weight="normal" officeooo:rsid="002a1e3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2" style:family="text">
      <style:text-properties fo:language="zxx" fo:country="none" fo:font-style="italic" fo:font-weight="normal" officeooo:rsid="002cfc4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3" style:family="text">
      <style:text-properties fo:language="zxx" fo:country="none" fo:font-style="italic" fo:font-weight="normal" officeooo:rsid="005b5f8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4" style:family="text"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5" style:family="text">
      <style:text-properties fo:language="zxx" fo:country="none" fo:font-style="normal" fo:font-weight="normal" officeooo:rsid="002a1e3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6" style:family="text">
      <style:text-properties fo:language="zxx" fo:country="none" fo:font-style="normal" fo:font-weight="normal" officeooo:rsid="002cfc4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7" style:family="text">
      <style:text-properties fo:language="zxx" fo:country="none" fo:font-style="normal" fo:font-weight="normal" officeooo:rsid="002fc81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8" style:family="text">
      <style:text-properties fo:language="zxx" fo:country="none" fo:font-style="normal" fo:font-weight="normal" officeooo:rsid="003019b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9" style:family="text">
      <style:text-properties fo:language="zxx" fo:country="none" fo:font-style="normal" fo:font-weight="normal" officeooo:rsid="0032c2b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" style:family="text">
      <style:text-properties fo:language="zxx" fo:country="none" fo:font-style="normal" fo:font-weight="normal" officeooo:rsid="003479f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" style:family="text">
      <style:text-properties fo:language="zxx" fo:country="none" fo:font-style="normal" fo:font-weight="normal" officeooo:rsid="0034d1f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2" style:family="text">
      <style:text-properties fo:language="zxx" fo:country="none" fo:font-style="normal" fo:font-weight="normal" officeooo:rsid="00369bd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3" style:family="text">
      <style:text-properties fo:language="zxx" fo:country="none" fo:font-style="normal" fo:font-weight="normal" officeooo:rsid="0039fc0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4" style:family="text">
      <style:text-properties fo:language="zxx" fo:country="none" fo:font-style="normal" fo:font-weight="normal" officeooo:rsid="0041cc7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5" style:family="text">
      <style:text-properties fo:language="zxx" fo:country="none" fo:font-style="normal" fo:font-weight="normal" officeooo:rsid="005b5f8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6" style:family="text">
      <style:text-properties fo:language="zxx" fo:country="none" fo:font-style="normal" fo:font-weight="normal" officeooo:rsid="0064f64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7" style:family="text">
      <style:text-properties fo:language="zxx" fo:country="none" fo:font-style="normal" fo:font-weight="normal" officeooo:rsid="0066c51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8" style:family="text">
      <style:text-properties fo:language="zxx" fo:country="none" fo:font-style="normal" fo:font-weight="normal" officeooo:rsid="0069f44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9" style:family="text">
      <style:text-properties officeooo:rsid="004088e6"/>
    </style:style>
    <style:style style:name="T30" style:family="text">
      <style:text-properties officeooo:rsid="00431600"/>
    </style:style>
    <style:style style:name="T31" style:family="text">
      <style:text-properties officeooo:rsid="00436a04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4a4e6b" style:font-style-asian="normal" style:font-style-complex="normal"/>
    </style:style>
    <style:style style:name="T35" style:family="text">
      <style:text-properties fo:font-style="normal" officeooo:rsid="00535bb1" style:font-style-asian="normal" style:font-style-complex="normal"/>
    </style:style>
    <style:style style:name="T36" style:family="text">
      <style:text-properties fo:font-style="normal" officeooo:rsid="005818bc" style:font-style-asian="normal" style:font-style-complex="normal"/>
    </style:style>
    <style:style style:name="T37" style:family="text">
      <style:text-properties fo:font-style="normal" officeooo:rsid="0059e9c9" style:font-style-asian="normal" style:font-style-complex="normal"/>
    </style:style>
    <style:style style:name="T38" style:family="text">
      <style:text-properties officeooo:rsid="004cd1da"/>
    </style:style>
    <style:style style:name="T39" style:family="text">
      <style:text-properties officeooo:rsid="004fc24f"/>
    </style:style>
    <style:style style:name="T40" style:family="text">
      <style:text-properties officeooo:rsid="0051f539"/>
    </style:style>
    <style:style style:name="T41" style:family="text">
      <style:text-properties officeooo:rsid="005f87ac"/>
    </style:style>
    <style:style style:name="T42" style:family="text">
      <style:text-properties officeooo:rsid="0060e60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ncin Tommaso<text:tab/><text:tab/><text:tab/><text:tab/><text:tab/><text:tab/><text:tab/><text:tab/> <text:s text:c="11"/><text:span text:style-name="T38">Matricola: </text:span>890558</text:p>
      <text:p text:style-name="P2"/>
      <text:p text:style-name="P22">SVILUPPO PROGETTO</text:p>
      <text:p text:style-name="P21"><text:span text:style-name="T1">Il progetto è stato diviso in vari problemi </text:span><text:span text:style-name="T2">di difficoltà minore</text:span><text:span text:style-name="T1">:</text:span></text:p>
      <text:list xml:id="list3956303616" text:style-name="L1">
        <text:list-item>
          <text:p text:style-name="P31">Definizione tipi e strutture</text:p>
        </text:list-item>
        <text:list-item>
          <text:p text:style-name="P32">Visualizzare il campo di gioco</text:p>
        </text:list-item>
        <text:list-item>
          <text:p text:style-name="P33">Allocazione e deallocazione</text:p>
        </text:list-item>
        <text:list-item>
          <text:p text:style-name="P34">Mossa del giocatore</text:p>
        </text:list-item>
        <text:list-item>
          <text:p text:style-name="P35"><text:span text:style-name="T41">Aggiornamento</text:span> campo di gioco <text:span text:style-name="T41">e punteggi</text:span></text:p>
        </text:list-item>
        <text:list-item>
          <text:p text:style-name="P31">Creazione CPU e strategia associata</text:p>
        </text:list-item>
        <text:list-item>
          <text:p text:style-name="P36">Gestione partita</text:p>
          <text:p text:style-name="P31"/>
        </text:list-item>
      </text:list>
      <text:p text:style-name="P4">DEFINIZIONE TIPI E STRUTTURE</text:p>
      <text:p text:style-name="P23"><text:span text:style-name="T1">Il primo passo è stato definire l</text:span><text:span text:style-name="T3">e strutture dati necessarie per il </text:span><text:span text:style-name="T4">g</text:span><text:span text:style-name="T3">iocatore</text:span><text:span text:style-name="T1">:<text:line-break/></text:span><text:span text:style-name="T5">Per il campo di gioco la scelta è ricaduta su un </text:span><text:span text:style-name="T11">array flattened </text:span><text:span text:style-name="T15">allocato dinamicamente per permettere all'utente di giocare con campi di dimensione non standard (maggiori di 15x10), </text:span><text:span text:style-name="T16">durante lo sviluppo si è reso necessario un secondo </text:span><text:span text:style-name="T12">array flattened </text:span><text:span text:style-name="T22">di char</text:span><text:span text:style-name="T16">, </text:span><text:span text:style-name="T19">con le stesse dimensioni </text:span><text:span text:style-name="T22">e tipo</text:span><text:span text:style-name="T19"> del campo di gioco, </text:span><text:span text:style-name="T16">per implementare la visualizzazione a colori del campo di gioco.</text:span></text:p>
      <text:p text:style-name="P24"><text:span text:style-name="T16">I </text:span><text:span text:style-name="T14">vari campi necessari per </text:span><text:span text:style-name="T17">la board</text:span><text:span text:style-name="T14"> sono infine stati incapsulati in una </text:span><text:span text:style-name="T10">struct </text:span><text:span text:style-name="T14">per </text:span><text:span text:style-name="T18">semplificare</text:span><text:span text:style-name="T14"> lo sviluppo </text:span><text:span text:style-name="T18">delle altre sezioni</text:span><text:span text:style-name="T14">.</text:span></text:p>
      <text:p text:style-name="P9"/>
      <text:p text:style-name="P25"><text:span text:style-name="T14">Per quanto riguarda i tetramini, anche in questo caso, è stata utilizzata una </text:span><text:span text:style-name="T10">struct </text:span><text:span text:style-name="T14">per incapsulare i vari membri necessari per il corretto funzionamento.</text:span></text:p>
      <text:p text:style-name="P10">Ogni tetramino ha dimensione variabile per evitare di allocare memoria non necessaria.</text:p>
      <text:p text:style-name="P27"><text:span text:style-name="T14">La forma (di default) dei tetramini è stata salvata anche essa come </text:span><text:span text:style-name="T10">array flattened</text:span><text:span text:style-name="T14"> di </text:span><text:span text:style-name="T10">char</text:span><text:span text:style-name="T14">.</text:span></text:p>
      <text:p text:style-name="P26"><text:span text:style-name="T14">Inoltre, <text:s/>è </text:span><text:span text:style-name="T23">presente</text:span><text:span text:style-name="T14"> un carattere utilizzato per decidere quale colore associare ad ogni tetramino.</text:span></text:p>
      <text:p text:style-name="P28"><text:span text:style-name="T21">La logica </text:span><text:span text:style-name="T14">è stata salvata in un file a parte per </text:span><text:span text:style-name="T20">semplificare la fase di test delle varie funzioni.</text:span></text:p>
      <text:p text:style-name="P11"/>
      <text:p text:style-name="P29"><text:span text:style-name="T20">È </text:span><text:span text:style-name="T14">presente infine un file "</text:span><text:span text:style-name="T24">di configurazione" dove è possibile modificare il carattere utilizzato per impostare un blocco (del tetramino e del campo) come pieno oppure vuoto.</text:span></text:p>
      <text:p text:style-name="P30"><text:span text:style-name="T24">N</text:span><text:span text:style-name="T14">ello stesso file inoltre sono presenti varie </text:span><text:span text:style-name="T10">ANSI Sequence </text:span><text:span text:style-name="T14">per permettere la visualizzazione dei colori da terminale.</text:span></text:p>
      <text:p text:style-name="P12"/>
      <text:p text:style-name="P5"><text:span text:style-name="T29">VISUALIZZARE </text:span>I<text:span text:style-name="T29">L</text:span> CAMP<text:span text:style-name="T29">O</text:span> DI GIOCO</text:p>
      <text:p text:style-name="P17">Per permettere la visualizzazione del campo di gioco è stata creata la funzione <text:span text:style-name="T32">printGame(...)</text:span><text:span text:style-name="T33"> dove i parametri sono i giocatori e una variabile per decidere o meno se stampare anche il campo del secondo giocatore (nel caso di partita single player sarebbe superfluo stampare il secondo campo).</text:span></text:p>
      <text:p text:style-name="P18"><text:span text:style-name="T33">È stata inoltre implementata la funzione </text:span><text:span text:style-name="T32">printPieceHint(...) </text:span><text:span text:style-name="T33">che mostra a terminale informazioni sui pezzi ancora utilizzabili e la loro quantità rimasta.</text:span></text:p>
      <text:p text:style-name="P6"/>
      <text:p text:style-name="P7">ALLOCAZIONE E DEALLOCAZIONE</text:p>
      <text:p text:style-name="P16">Per rendere trasparente al chiamante l'allocazione e deallocazione di memoria sono state create due funzioni apposite: </text:p>
      <text:list xml:id="list1318885794" text:style-name="L2">
        <text:list-item>
          <text:p text:style-name="P37">startGame(...)<text:line-break/><text:span text:style-name="T33">Questa funzione alloca la memoria necessaria per i campi di gioco e i tetramini.</text:span></text:p>
        </text:list-item>
        <text:list-item>
          <text:p text:style-name="P37">endGame(...)<text:line-break/><text:span text:style-name="T34">Dealloca la memoria utilizzata dai giocatori e dai tetramini, inoltre vengono stampati punteggi e eventuale vincitore (se multigiocatore).</text:span></text:p>
        </text:list-item>
      </text:list>
      <text:p text:style-name="P13">Inoltre, durante la rotazione del tetramino, viene allocata (e successivamente deallocata) della memoria per facilitarne la rotazione.</text:p>
      <text:p text:style-name="P7"><text:soft-page-break/>MOSSA <text:span text:style-name="T30">D</text:span><text:span text:style-name="T31">EL GIOCATORE</text:span></text:p>
      <text:p text:style-name="P14">All'inizio di ogni turno, <text:span text:style-name="T39">se non si è selezionata la modalità CPU vs CPU, </text:span>viene richiesto al giocatore corrispondente di selezionare pezzo, rotazione e colonna nella quale inserire il tetramino scelto. Tutto ciò viene effettuato nella funzione <text:span text:style-name="T32">getUserInput(...). </text:span><text:span text:style-name="T39">Successivamente, </text:span><text:span text:style-name="T40">questi valori verranno utilizzati rispettivamente in una delle due funzioni sottostanti:</text:span></text:p>
      <text:list xml:id="list997092889" text:style-name="L3">
        <text:list-item>
          <text:p text:style-name="P38">singlePlayerTurn(...)<text:span text:style-name="T33"> </text:span><text:span text:style-name="T35">se la modalità selezionata è giocatore singolo</text:span></text:p>
        </text:list-item>
        <text:list-item>
          <text:p text:style-name="P38">multiPlayerTurn(...) <text:span text:style-name="T37">negli altri casi</text:span></text:p>
        </text:list-item>
      </text:list>
      <text:p text:style-name="P20"><text:span text:style-name="T35">E</text:span><text:span text:style-name="T33">ntrambe le funzioni sono </text:span>stub<text:span text:style-name="T33"> di </text:span>playerTurn(...)<text:span text:style-name="T33"> una funzione </text:span><text:span text:style-name="T36">utilizzata per effettuare il turno sia del singolo giocatore, sia nel caso multiplayer.</text:span></text:p>
      <text:p text:style-name="P42"/>
      <text:p text:style-name="P19">L'inserimento del tetramino nel campo di gioco è regolato da tre funzioni:</text:p>
      <text:list xml:id="list3608465752" text:style-name="L4">
        <text:list-item>
          <text:p text:style-name="P39">findFree(...)</text:p>
        </text:list-item>
        <text:list-item>
          <text:p text:style-name="P39">isLegalMove(...)</text:p>
        </text:list-item>
        <text:list-item>
          <text:p text:style-name="P39">insertPiece(...)</text:p>
        </text:list-item>
      </text:list>
      <text:p text:style-name="P15">In ordine:</text:p>
      <text:list xml:id="list1928628908" text:style-name="L7">
        <text:list-item>
          <text:p text:style-name="P50"><text:span text:style-name="T25">Inizialmente viene creata una </text:span><text:span text:style-name="T13">deep copy</text:span><text:span text:style-name="T25"> del tetramino passato in input per poterla eventualmente rotare senza modificare il tetramino originale.</text:span></text:p>
        </text:list-item>
        <text:list-item>
          <text:p text:style-name="P51"><text:span text:style-name="T25">R</text:span><text:span text:style-name="T14">uotato il tetramino (opzionale)</text:span></text:p>
        </text:list-item>
        <text:list-item>
          <text:p text:style-name="P51"><text:span text:style-name="T14">Vengono controllati i limiti di altezza e larghezza per evitare di inserire pezzi non corretti / accedere a memoria non allocata.</text:span></text:p>
        </text:list-item>
        <text:list-item>
          <text:p text:style-name="P51"><text:span text:style-name="T14">Viene controllata ogni riga del campo di gioco per verificare se è possibile piazzare il tetramino partendo da quella riga. Alla prima riga non valida, la funzione modifica i parametri </text:span><text:span text:style-name="T10">freeRow </text:span><text:span text:style-name="T14">e </text:span><text:span text:style-name="T10">freeCol</text:span><text:span text:style-name="T14"> con gli ultimi valori "legali" per inserire un tetramino.</text:span></text:p>
        </text:list-item>
        <text:list-item>
          <text:p text:style-name="P51"><text:span text:style-name="T14">Se tutti i controlli precedenti sono andati a buon fine, viene inserito il tetramino e successivamente viene decrementato il numero di tetramini disponibili per quella tipologia.</text:span></text:p>
        </text:list-item>
      </text:list>
      <text:p text:style-name="P7"/>
      <text:p text:style-name="P7">AGGIORNAMENTO CAMPO DI GIOCO <text:span text:style-name="T41">E PUNTEGGI</text:span></text:p>
      <text:p text:style-name="P44">Se l'inserimento del tetramino è andato a buon fine, allora <text:span text:style-name="T42">vengono eseguite in ordine le seguenti funzioni:</text:span></text:p>
      <text:list xml:id="list2344973010" text:style-name="L8">
        <text:list-item>
          <text:p text:style-name="P40">decreaseQty(...)</text:p>
        </text:list-item>
        <text:list-item>
          <text:p text:style-name="P40">removeRows(...)</text:p>
        </text:list-item>
        <text:list-item>
          <text:p text:style-name="P40">updateGame(...)</text:p>
        </text:list-item>
        <text:list-item>
          <text:p text:style-name="P40">flipRows(...) <text:span text:style-name="T33">(solo se multiplayer)</text:span></text:p>
        </text:list-item>
        <text:list-item>
          <text:p text:style-name="P40">updateScore(...) </text:p>
        </text:list-item>
      </text:list>
      <text:p text:style-name="P41"/>
      <text:p text:style-name="P45">In ordine:</text:p>
      <text:list xml:id="list3538223977" text:style-name="L9">
        <text:list-item>
          <text:p text:style-name="P46">Viene decrementato il numero di tetramini disponibili per quella tipologia </text:p>
        </text:list-item>
        <text:list-item>
          <text:p text:style-name="P47">Viene controllata ogni riga del campo di gioco e, se piena, viene eliminata.</text:p>
        </text:list-item>
        <text:list-item>
          <text:p text:style-name="P52"><text:span text:style-name="T26">Per ogni riga eliminata viene incrementata una variabile ausiliaria utilizzata per tre motivi:<text:line-break/>-Aggiornamento del punteggio </text:span><text:span text:style-name="T27">giocatore.</text:span></text:p>
          <text:p text:style-name="P52"><text:span text:style-name="T26">-Inverte le ultime righe del campo di gioco avversario (se rispettate condizioni iniziali).</text:span></text:p>
          <text:p text:style-name="P52"><text:span text:style-name="T26">-Aggiornamento punteggio per numero di righe eliminate.</text:span></text:p>
        </text:list-item>
        <text:list-item>
          <text:p text:style-name="P54"><text:span text:style-name="T26">S</text:span><text:span text:style-name="T14">e sono state rispettate le condizioni </text:span><text:span text:style-name="T28">necessarie</text:span><text:span text:style-name="T14">, vengono invertite le ultime righe del campo di gioco avversario.</text:span></text:p>
        </text:list-item>
        <text:list-item>
          <text:p text:style-name="P52"><text:span text:style-name="T26"/></text:p>
        </text:list-item>
      </text:list>
      <text:p text:style-name="P53"><text:span text:style-name="T26"/></text:p>
      <text:p text:style-name="P7">CPU E STRATEGIA</text:p>
      <text:p text:style-name="P7"/>
      <text:p text:style-name="P8">GESTIONE PARTITA</text:p>
      <text:p text:style-name="P7"/>
      <text:p text:style-name="P5"><text:soft-page-break/><text:tab/></text:p>
      <text:p text:style-name="P1"><text:span text:style-name="T7">P</text:span><text:span text:style-name="T6">OSSIBILI MIGLIORIE</text:span></text:p>
      <text:list xml:id="list1688824594" text:style-name="L5">
        <text:list-item>
          <text:p text:style-name="P49"><text:span text:style-name="T6">Nascondere </text:span><text:span text:style-name="T8">i parametri</text:span><text:span text:style-name="T6"> delle </text:span><text:span text:style-name="T9">struct</text:span></text:p>
        </text:list-item>
        <text:list-item>
          <text:p text:style-name="P43">Implementare minimax per la mossa della CPU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09:43:01.990268271</meta:creation-date>
    <dc:date>2022-06-18T14:05:56.028223627</dc:date>
    <meta:editing-duration>PT7H15M38S</meta:editing-duration>
    <meta:editing-cycles>57</meta:editing-cycles>
    <meta:generator>LibreOffice/7.2.7.2$Linux_X86_64 LibreOffice_project/20$Build-2</meta:generator>
    <meta:document-statistic meta:table-count="0" meta:image-count="0" meta:object-count="0" meta:page-count="3" meta:paragraph-count="65" meta:word-count="795" meta:character-count="5252" meta:non-whitespace-character-count="4527"/>
  </office:meta>
</office:document-meta>
</file>